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nlo" svg:font-family="Menlo, Monaco, Consolas, 'Courier New', monospace"/>
    <style:font-face style:name="Tahoma1" svg:font-family="Tahoma"/>
    <style:font-face style:name="inherit" svg:font-family="inherit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.529cm" fo:margin-bottom="0.265cm" loext:contextual-spacing="false" fo:line-height="110%" fo:text-indent="0cm" style:auto-text-indent="false"/>
      <style:text-properties style:font-name="inherit" fo:font-size="22.5pt" fo:font-weight="bold" fo:padding-left="0cm" fo:padding-right="0cm" fo:padding-top="0cm" fo:padding-bottom="0.238cm" fo:border-left="none" fo:border-right="none" fo:border-top="none" fo:border-bottom="0.06pt solid #eeeeee"/>
    </style:style>
    <style:style style:name="P2" style:family="paragraph" style:parent-style-name="Heading_20_2">
      <style:paragraph-properties fo:margin-top="0.529cm" fo:margin-bottom="0.265cm" loext:contextual-spacing="false" fo:line-height="110%"/>
      <style:text-properties style:font-name="inherit" fo:font-size="22.5pt" fo:font-weight="bold"/>
    </style:style>
    <style:style style:name="P3" style:family="paragraph" style:parent-style-name="Heading_20_2">
      <style:paragraph-properties fo:margin-top="0.529cm" fo:margin-bottom="0.265cm" loext:contextual-spacing="false" fo:line-height="110%" fo:orphans="2" fo:widows="2"/>
      <style:text-properties fo:font-variant="normal" fo:text-transform="none" fo:color="#333333" style:font-name="inherit" fo:font-size="22.5pt" fo:letter-spacing="normal" fo:font-style="normal" fo:font-weight="bold" fo:padding="0cm" fo:border="none"/>
    </style:style>
    <style:style style:name="P4" style:family="paragraph" style:parent-style-name="Heading_20_2">
      <style:paragraph-properties fo:margin-top="0.529cm" fo:margin-bottom="0.265cm" loext:contextual-spacing="false" fo:line-height="100%" fo:orphans="2" fo:widows="2"/>
      <style:text-properties fo:font-variant="normal" fo:text-transform="none" fo:color="#000000" style:font-name="Trebuchet MS" fo:font-size="20pt" fo:letter-spacing="normal" fo:language="zxx" fo:country="none" fo:font-style="normal" fo:font-weight="bold" fo:background-color="transparent" style:font-name-asian="Segoe UI" style:font-size-asian="20pt" style:language-asian="zxx" style:country-asian="none" style:font-weight-asian="bold" style:font-name-complex="Tahoma" style:font-size-complex="20pt" style:language-complex="zxx" style:country-complex="none" style:font-weight-complex="bold" fo:padding="0cm" fo:border="none"/>
    </style:style>
    <style:style style:name="P5" style:family="paragraph" style:parent-style-name="Heading_20_2">
      <style:paragraph-properties fo:margin-top="0.529cm" fo:margin-bottom="0.265cm" loext:contextual-spacing="false" fo:line-height="100%" fo:orphans="2" fo:widows="2"/>
    </style:style>
    <style:style style:name="P6" style:family="paragraph" style:parent-style-name="Table_20_Contents">
      <style:paragraph-properties fo:line-height="142%"/>
      <style:text-properties fo:font-weight="bold"/>
    </style:style>
    <style:style style:name="P7" style:family="paragraph" style:parent-style-name="Table_20_Contents">
      <style:paragraph-properties fo:line-height="142%"/>
    </style:style>
    <style:style style:name="P8" style:family="paragraph" style:parent-style-name="Heading_20_1">
      <style:paragraph-properties fo:margin-left="0cm" fo:margin-right="0cm" fo:margin-top="0.529cm" fo:margin-bottom="0.265cm" loext:contextual-spacing="false" fo:line-height="100%" fo:orphans="2" fo:widows="2" fo:text-indent="0cm" style:auto-text-indent="false"/>
      <style:text-properties fo:font-variant="normal" fo:text-transform="none" fo:color="#000000" style:font-name="Trebuchet MS" fo:font-size="20pt" fo:letter-spacing="normal" fo:font-style="normal" fo:font-weight="bold" fo:background-color="transparent" style:font-size-asian="20pt" style:font-size-complex="20pt" fo:padding="0cm" fo:border="none"/>
    </style:style>
    <style:style style:name="P9" style:family="paragraph" style:parent-style-name="Heading_20_1">
      <style:paragraph-properties fo:margin-left="0cm" fo:margin-right="0cm" fo:margin-top="0.529cm" fo:margin-bottom="0.265cm" loext:contextual-spacing="false" fo:line-height="100%" fo:orphans="2" fo:widows="2" fo:text-indent="0cm" style:auto-text-indent="false"/>
      <style:text-properties fo:font-variant="normal" fo:text-transform="none" fo:color="#000000" style:font-name="Trebuchet MS" fo:font-size="20pt" fo:letter-spacing="normal" fo:language="zxx" fo:country="none" fo:font-style="normal" fo:font-weight="bold" fo:background-color="transparent" style:font-name-asian="Segoe UI" style:font-size-asian="20pt" style:language-asian="zxx" style:country-asian="none" style:font-weight-asian="bold" style:font-name-complex="Tahoma" style:font-size-complex="20pt" style:language-complex="zxx" style:country-complex="none" style:font-weight-complex="bold" fo:padding="0cm" fo:border="none"/>
    </style:style>
    <style:style style:name="P10" style:family="paragraph" style:parent-style-name="Text_20_body" style:list-style-name="L1">
      <style:paragraph-properties fo:margin-top="0cm" fo:margin-bottom="0cm" loext:contextual-spacing="false" style:line-height-at-least="0.529cm" fo:orphans="2" fo:widows="2" fo:padding="0cm" fo:border="none"/>
      <style:text-properties fo:font-variant="normal" fo:text-transform="none" fo:color="#777777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#f8f8f8" fo:padding="0cm" fo:border="none"/>
    </style:style>
    <style:style style:name="P11" style:family="paragraph" style:parent-style-name="Text_20_body" style:list-style-name="L1">
      <style:paragraph-properties fo:margin-top="0cm" fo:margin-bottom="0cm" loext:contextual-spacing="false" style:line-height-at-least="0.529cm" fo:orphans="2" fo:widows="2" fo:padding="0cm" fo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</style:style>
    <style:style style:name="P13" style:family="paragraph" style:parent-style-name="Text_20_body" style:list-style-name="L1">
      <style:paragraph-properties fo:margin-left="0cm" fo:margin-right="0cm" fo:margin-top="0cm" fo:margin-bottom="0cm" loext:contextual-spacing="false" style:line-height-at-least="0.529cm" fo:orphans="2" fo:widows="2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fo:padding="0cm" fo:border="none"/>
    </style:style>
    <style:style style:name="P17" style:family="paragraph" style:parent-style-name="Text_20_body">
      <style:paragraph-properties fo:margin-left="0cm" fo:margin-right="0cm" fo:margin-top="0cm" fo:margin-bottom="0.265cm" loext:contextual-spacing="false" fo:line-height="100%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fo:background-color="transparent" fo:padding="0cm" fo:border="none"/>
    </style:style>
    <style:style style:name="P18" style:family="paragraph" style:parent-style-name="Text_20_body">
      <style:paragraph-properties fo:margin-left="0cm" fo:margin-right="0cm" fo:margin-top="0cm" fo:margin-bottom="0.265cm" loext:contextual-spacing="false" fo:line-height="100%" fo:orphans="2" fo:widows="2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officeooo:paragraph-rsid="00023aec" fo:background-color="transparent" fo:padding="0cm" fo:border="none"/>
    </style:style>
    <style:style style:name="P1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.265cm" loext:contextual-spacing="false" fo:line-height="100%" fo:orphans="2" fo:widows="2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.265cm" loext:contextual-spacing="false" fo:line-height="100%" fo:orphans="2" fo:widows="2" fo:text-indent="0cm" style:auto-text-indent="false"/>
      <style:text-properties officeooo:paragraph-rsid="00023aec"/>
    </style:style>
    <style:style style:name="P22" style:family="paragraph" style:parent-style-name="Text_20_body">
      <style:paragraph-properties fo:margin-left="0cm" fo:margin-right="0cm" fo:margin-top="0cm" fo:margin-bottom="0.265cm" loext:contextual-spacing="false" fo:line-height="100%" fo:orphans="2" fo:widows="2" fo:text-indent="0cm" style:auto-text-indent="false" fo:break-before="page"/>
      <style:text-properties fo:font-variant="normal" fo:text-transform="none" fo:color="#000000" style:font-name="Helvetica Neue" fo:font-size="10.5pt" fo:letter-spacing="normal" fo:font-style="normal" fo:font-weight="normal" officeooo:paragraph-rsid="00023aec" fo:background-color="transparent" fo:padding="0cm" fo:border="none"/>
    </style:style>
    <style:style style:name="P23" style:family="paragraph" style:parent-style-name="Preformatted_20_Text">
      <style:paragraph-properties fo:margin-left="0cm" fo:margin-right="0cm" fo:margin-top="0cm" fo:margin-bottom="0.265cm" loext:contextual-spacing="false" fo:line-height="142%" fo:orphans="2" fo:widows="2" fo:text-indent="0cm" style:auto-text-indent="false" fo:padding="0cm" fo:border="none"/>
    </style:style>
    <style:style style:name="P24" style:family="paragraph" style:parent-style-name="Preformatted_20_Text">
      <style:paragraph-properties fo:margin-left="0cm" fo:margin-right="0cm" fo:margin-top="0cm" fo:margin-bottom="0.265cm" loext:contextual-spacing="false" fo:line-height="100%" fo:orphans="2" fo:widows="2" fo:text-indent="0cm" style:auto-text-indent="false" fo:padding="0cm" fo:border="none"/>
    </style:style>
    <style:style style:name="P25" style:family="paragraph" style:parent-style-name="Preformatted_20_Text">
      <style:paragraph-properties fo:margin-left="0cm" fo:margin-right="0cm" fo:margin-top="0cm" fo:margin-bottom="0.265cm" loext:contextual-spacing="false" fo:line-height="100%" fo:orphans="2" fo:widows="2" fo:text-indent="0cm" style:auto-text-indent="false" fo:padding="0cm" fo:border="none"/>
      <style:text-properties officeooo:paragraph-rsid="00023aec"/>
    </style:style>
    <style:style style:name="P26" style:family="paragraph" style:parent-style-name="Preformatted_20_Text">
      <style:paragraph-properties fo:margin-top="0cm" fo:margin-bottom="0.265cm" loext:contextual-spacing="false" fo:line-height="142%" fo:orphans="2" fo:widows="2" fo:padding="0cm" fo:border="none"/>
    </style:style>
    <style:style style:name="P27" style:family="paragraph" style:parent-style-name="Preformatted_20_Text">
      <style:paragraph-properties fo:margin-top="0cm" fo:margin-bottom="0.265cm" loext:contextual-spacing="false" fo:line-height="100%" fo:orphans="2" fo:widows="2" fo:padding="0cm" fo:border="none"/>
      <style:text-properties fo:color="#000000" fo:background-color="transparent"/>
    </style:style>
    <style:style style:name="P28" style:family="paragraph" style:parent-style-name="Preformatted_20_Text">
      <style:paragraph-properties fo:margin-top="0cm" fo:margin-bottom="0.265cm" loext:contextual-spacing="false" fo:line-height="100%" fo:orphans="2" fo:widows="2" fo:padding="0cm" fo:border="none"/>
    </style:style>
    <style:style style:name="P29" style:family="paragraph" style:parent-style-name="Preformatted_20_Text">
      <style:paragraph-properties fo:margin-top="0cm" fo:margin-bottom="0cm" loext:contextual-spacing="false" fo:line-height="100%" fo:orphans="2" fo:widows="2" fo:padding="0cm" fo:border="none"/>
    </style:style>
    <style:style style:name="P30" style:family="paragraph" style:parent-style-name="Preformatted_20_Text">
      <style:paragraph-properties fo:margin-top="0cm" fo:margin-bottom="0cm" loext:contextual-spacing="false" fo:line-height="100%" fo:orphans="2" fo:widows="2" fo:break-before="page" fo:padding="0cm" fo:border="none"/>
    </style:style>
    <style:style style:name="T1" style:family="text">
      <style:text-properties fo:font-variant="normal" fo:text-transform="none" fo:color="#777777" style:text-line-through-style="none" style:text-line-through-type="none" style:font-name="Helvetica Neue" fo:font-size="13.5pt" fo:letter-spacing="normal" fo:font-style="normal" style:text-underline-style="none" fo:font-weight="normal" style:text-blinking="false" fo:background-color="#f8f8f8" loext:char-shading-value="0" fo:padding="0cm" fo:border="none"/>
    </style:style>
    <style:style style:name="T2" style:family="text">
      <style:text-properties fo:font-variant="normal" fo:text-transform="none" fo:color="#777777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#f8f8f8" loext:char-shading-value="0" fo:padding="0cm" fo:border="none"/>
    </style:style>
    <style:style style:name="T3" style:family="text">
      <style:text-properties fo:font-variant="normal" fo:text-transform="none" fo:color="#333333" style:font-name="Helvetica Neue" fo:font-size="10.5pt" fo:letter-spacing="normal" fo:font-style="normal" fo:font-weight="normal" fo:padding="0cm" fo:border="none"/>
    </style:style>
    <style:style style:name="T4" style:family="text">
      <style:text-properties fo:font-variant="normal" fo:text-transform="none" fo:color="#333333" style:font-name="Menlo" fo:font-size="9pt" fo:letter-spacing="normal" fo:font-style="normal" fo:font-weight="normal" fo:padding="0cm" fo:border="none"/>
    </style:style>
    <style:style style:name="T5" style:family="text">
      <style:text-properties fo:font-variant="normal" fo:text-transform="none" fo:color="#333333" style:font-name="Menlo" fo:font-size="9.75pt" fo:letter-spacing="normal" fo:font-style="normal" fo:font-weight="normal" fo:padding="0cm" fo:border="none"/>
    </style:style>
    <style:style style:name="T6" style:family="text">
      <style:text-properties fo:font-variant="normal" fo:text-transform="none" fo:color="#333333" fo:letter-spacing="normal" fo:padding="0cm" fo:border="none"/>
    </style:style>
    <style:style style:name="T7" style:family="text">
      <style:text-properties fo:font-variant="normal" fo:text-transform="none" fo:color="#333333" style:font-name="inherit" fo:font-size="27pt" fo:letter-spacing="normal" fo:font-style="normal" fo:font-weight="bold" fo:padding="0cm" fo:border="none"/>
    </style:style>
    <style:style style:name="T8" style:family="text">
      <style:text-properties fo:font-variant="normal" fo:text-transform="none" style:font-name="inherit" fo:font-size="27pt" fo:letter-spacing="normal" fo:font-style="normal" fo:font-weight="bold" fo:padding="0cm" fo:border="none"/>
    </style:style>
    <style:style style:name="T9" style:family="text">
      <style:text-properties fo:font-variant="normal" fo:text-transform="none" style:font-name="Helvetica Neue" fo:font-size="10.5pt" fo:letter-spacing="normal" fo:font-style="normal" fo:font-weight="normal" fo:padding="0cm" fo:border="none"/>
    </style:style>
    <style:style style:name="T10" style:family="text">
      <style:text-properties fo:font-variant="normal" fo:text-transform="none" style:font-name="Menlo" fo:font-size="9pt" fo:letter-spacing="normal" fo:font-style="normal" fo:font-weight="normal" fo:padding="0cm" fo:border="none"/>
    </style:style>
    <style:style style:name="T11" style:family="text">
      <style:text-properties fo:font-variant="normal" fo:text-transform="none" style:font-name="Menlo" fo:font-size="9.75pt" fo:letter-spacing="normal" fo:font-style="normal" fo:font-weight="normal" fo:padding="0cm" fo:border="none"/>
    </style:style>
    <style:style style:name="T12" style:family="text">
      <style:text-properties fo:font-variant="normal" fo:text-transform="none" fo:letter-spacing="normal" fo:padding="0cm" fo:border="none"/>
    </style:style>
    <style:style style:name="T13" style:family="text">
      <style:text-properties fo:font-variant="normal" fo:text-transform="none" fo:color="#000000" style:font-name="Helvetica Neue" fo:font-size="10.5pt" fo:letter-spacing="normal" fo:font-style="normal" fo:font-weight="normal" fo:padding="0cm" fo:border="none"/>
    </style:style>
    <style:style style:name="T14" style:family="text">
      <style:text-properties fo:font-variant="normal" fo:text-transform="none" fo:color="#000000" style:font-name="Helvetica Neue" fo:font-size="10.5pt" fo:letter-spacing="normal" fo:font-style="normal" fo:font-weight="normal" fo:background-color="transparent" loext:char-shading-value="0" fo:padding="0cm" fo:border="none"/>
    </style:style>
    <style:style style:name="T15" style:family="text">
      <style:text-properties fo:font-variant="normal" fo:text-transform="none" fo:color="#000000" style:font-name="Helvetica Neue" fo:font-size="10.5pt" fo:letter-spacing="normal" fo:font-style="normal" fo:font-weight="normal" officeooo:rsid="00023aec" fo:background-color="transparent" loext:char-shading-value="0" fo:padding="0cm" fo:border="none"/>
    </style:style>
    <style:style style:name="T16" style:family="text">
      <style:text-properties fo:font-variant="normal" fo:text-transform="none" fo:color="#000000" style:font-name="Menlo" fo:font-size="9pt" fo:letter-spacing="normal" fo:font-style="normal" fo:font-weight="normal" fo:padding="0cm" fo:border="none"/>
    </style:style>
    <style:style style:name="T17" style:family="text">
      <style:text-properties fo:font-variant="normal" fo:text-transform="none" fo:color="#000000" style:font-name="Menlo" fo:font-size="9pt" fo:letter-spacing="normal" fo:font-style="normal" fo:font-weight="normal" fo:background-color="transparent" loext:char-shading-value="0" fo:padding="0cm" fo:border="none"/>
    </style:style>
    <style:style style:name="T18" style:family="text">
      <style:text-properties fo:font-variant="normal" fo:text-transform="none" fo:color="#000000" style:font-name="Menlo" fo:font-size="9.75pt" fo:letter-spacing="normal" fo:font-style="normal" fo:font-weight="normal" fo:padding="0cm" fo:border="none"/>
    </style:style>
    <style:style style:name="T19" style:family="text">
      <style:text-properties fo:font-variant="normal" fo:text-transform="none" fo:color="#000000" style:font-name="Menlo" fo:font-size="9.75pt" fo:letter-spacing="normal" fo:font-style="normal" fo:font-weight="normal" fo:background-color="transparent" loext:char-shading-value="0" fo:padding="0cm" fo:border="none"/>
    </style:style>
    <style:style style:name="T20" style:family="text">
      <style:text-properties fo:font-variant="normal" fo:text-transform="none" fo:color="#000000" style:font-name="Menlo" fo:font-size="9.75pt" fo:letter-spacing="normal" fo:font-style="normal" fo:font-weight="normal" officeooo:rsid="00023aec" fo:background-color="transparent" loext:char-shading-value="0" fo:padding="0cm" fo:border="none"/>
    </style:style>
    <style:style style:name="T21" style:family="text">
      <style:text-properties fo:font-variant="normal" fo:text-transform="none" fo:color="#000000" style:font-name="Menlo" fo:letter-spacing="normal" fo:font-style="normal" fo:font-weight="normal" fo:background-color="transparent" loext:char-shading-value="0" fo:padding="0cm" fo:border="none"/>
    </style:style>
    <style:style style:name="T22" style:family="text">
      <style:text-properties fo:font-variant="normal" fo:text-transform="none" fo:color="#000000" style:font-name="Menlo" fo:font-size="8pt" fo:letter-spacing="normal" fo:font-style="normal" fo:font-weight="normal" fo:background-color="transparent" loext:char-shading-value="0" style:font-size-asian="8pt" style:font-size-complex="8pt" fo:padding="0cm" fo:border="none"/>
    </style:style>
    <style:style style:name="T23" style:family="text">
      <style:text-properties fo:font-variant="normal" fo:text-transform="none" fo:color="#000000" style:font-name="Menlo" fo:font-size="8.5pt" fo:letter-spacing="normal" fo:font-style="normal" fo:font-weight="normal" fo:background-color="transparent" loext:char-shading-value="0" style:font-size-asian="8.5pt" style:font-size-complex="8.5pt" fo:padding="0cm" fo:border="none"/>
    </style:style>
    <style:style style:name="T24" style:family="text">
      <style:text-properties fo:font-variant="normal" fo:text-transform="none" fo:color="#000000" fo:letter-spacing="normal" fo:padding="0cm" fo:border="none"/>
    </style:style>
    <style:style style:name="T25" style:family="text">
      <style:text-properties fo:font-variant="normal" fo:text-transform="none" fo:color="#000000" fo:letter-spacing="normal" fo:background-color="transparent" loext:char-shading-value="0" fo:padding="0cm" fo:border="none"/>
    </style:style>
    <style:style style:name="T26" style:family="text">
      <style:text-properties officeooo:rsid="00023aec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/>
      <text:h text:style-name="P9" text:outline-level="1"><text:bookmark text:name="a-feladat-rövid-összefoglalása"/>A feladat rövid összefoglalása</text:h>
      <text:p text:style-name="P18">System T kifejezések (természetes számok és magasabbrendű függvények nyelve) kiértékelése és <text:span text:style-name="T26"><text:line-break/></text:span>α-egyenlőségének eldöntése.<text:span text:style-name="T26"> <text:s/></text:span>Szintaxis: jegyzetben 7.1 definíciók alapján, viszont a lambdáknál nem tüntetjük fel a kötött változók típusát.<text:span text:style-name="T26"> <text:s/></text:span>Operációs szemantika: 7.3.<text:span text:style-name="T26"> <text:s/></text:span>ABT-k α-egyenlősége: 2.2.<text:span text:style-name="T26"> <text:s/></text:span>A feladat megoldásához nincs szükség a típusozási szabályokra.<text:span text:style-name="T26"> <text:s/></text:span></text:p>
      <text:p text:style-name="P21"><text:span text:style-name="T14">A program bemenete két zárt e₁ és e₂ kifejezés.</text:span><text:span text:style-name="T15"> <text:s/></text:span><text:span text:style-name="T14">Ha léteznek e₁' és e₂' értékek (</text:span><text:span text:style-name="Source_20_Text"><text:span text:style-name="T17">val</text:span></text:span><text:span text:style-name="T14"> az operációs szemantika szerint), amelyekre igaz, hogy e₁ és e₂ nulla vagy több lépésben rendre e₁'-re és e₂'-re értékelődnek, és e₁' és e₂' α-ekvivalensek, akkor a kimenet YES, egyébként NO.</text:span></text:p>
      <text:p text:style-name="P17">Kevésbé formálisan, a feladat a két input kifejezés kiértékelése, majd a kapott két érték α-egyenlőségének vizsgálata.</text:p>
      <text:h text:style-name="P8" text:outline-level="1"/>
      <text:h text:style-name="P8" text:outline-level="1"><text:bookmark text:name="bemeneti-formátum"/>Bemeneti formátum</text:h>
      <text:p text:style-name="P18">A bemenet JSON formátumban van megadva.<text:span text:style-name="T26"> </text:span><text:s/>Minden input szintaktikailag helyes és típusozható (de a típus nem releváns a feladathoz). <text:span text:style-name="T26"><text:s/></text:span>Minden sorra a standard inputról egy sort kell a standard outputra küldeni.<text:span text:style-name="T26"> </text:span></text:p>
      <text:p text:style-name="P22"><text:span text:style-name="T26"><text:s/></text:span>A következő kifejezés-pároknak</text:p>
      <text:p text:style-name="P25"><text:span text:style-name="Source_20_Text"><text:span text:style-name="T19">e₁ = suc zero</text:span></text:span><text:span text:style-name="Source_20_Text"><text:span text:style-name="T20"><text:line-break/></text:span></text:span><text:span text:style-name="Source_20_Text"><text:span text:style-name="T19">e₂ = (λ n. λ m. rec m (x. suc x) n) zero (suc zero)</text:span></text:span></text:p>
      <text:p text:style-name="P28"><text:span text:style-name="Source_20_Text"><text:span text:style-name="T19">e₁ = (λ f. λ x. f x) (λ x. x) zero <text:s text:c="13"/></text:span></text:span><text:span text:style-name="Source_20_Text"><text:span text:style-name="T20"><text:line-break/></text:span></text:span><text:span text:style-name="Source_20_Text"><text:span text:style-name="T19">e₂ = rec zero (x. suc (suc zero)) zero</text:span></text:span></text:p>
      <text:p text:style-name="P28"><text:span text:style-name="Source_20_Text"><text:span text:style-name="T19">e₁ = λ x. x <text:s text:c="36"/></text:span></text:span><text:span text:style-name="Source_20_Text"><text:span text:style-name="T20"><text:line-break/></text:span></text:span><text:span text:style-name="Source_20_Text"><text:span text:style-name="T19">e₂ = λ y. y</text:span></text:span></text:p>
      <text:p text:style-name="P28"><text:span text:style-name="Source_20_Text"><text:span text:style-name="T19">e₁ = λ x. rec zero (x.suc x) x</text:span></text:span><text:span text:style-name="Source_20_Text"><text:span text:style-name="T20"><text:line-break/></text:span></text:span><text:span text:style-name="Source_20_Text"><text:span text:style-name="T19">e₂ = λ y. rec zero (y.suc y) y</text:span></text:span></text:p>
      <text:p text:style-name="P28"><text:span text:style-name="Source_20_Text"><text:span text:style-name="T19">e₁ = rec (λ x. x) (x. λ y. x (x y)) (suc zero) <text:s/></text:span></text:span><text:span text:style-name="Source_20_Text"><text:span text:style-name="T20"><text:line-break/></text:span></text:span><text:span text:style-name="Source_20_Text"><text:span text:style-name="T19">e₂ = λ y. rec (λ z. z) (x. λ y. x (x y)) zero (rec (λ q. q) (x. λ z. x (x z)) zero y)</text:span></text:span></text:p>
      <text:p text:style-name="P28"><text:span text:style-name="Source_20_Text"><text:span text:style-name="T19">e₁ = rec (λ x. x) (x. λ y. x (x y)) zero <text:s text:c="7"/></text:span></text:span><text:span text:style-name="Source_20_Text"><text:span text:style-name="T20"><text:line-break/></text:span></text:span><text:span text:style-name="Source_20_Text"><text:span text:style-name="T19">e₂ = λ x. zero</text:span></text:span></text:p>
      <text:p text:style-name="P28"><text:span text:style-name="Source_20_Text"><text:span text:style-name="T19">e₁ = λ x. rec x (y. x) zero <text:s text:c="20"/></text:span></text:span><text:span text:style-name="Source_20_Text"><text:span text:style-name="T20"><text:line-break/></text:span></text:span><text:span text:style-name="Source_20_Text"><text:span text:style-name="T19">e₂ = λ x. x</text:span></text:span></text:p>
      <text:p text:style-name="P17">A következő JSON inputok felelnek meg:</text:p>
      <text:p text:style-name="P24"><text:span text:style-name="Source_20_Text"><text:span text:style-name="T23">{"e1":{"op":"Suc","args":{"op":"Zero","args":[]}},"e2":{"op":"App","args":[{"op":"App","args":[{"op":"Lam","args":["n",{"op":"Lam","args":["m",{"op":"Rec","args":[{"op":"Var","args":"m"},"x",{"op":"Suc","args":{"op":"Var","args":"x"}},{"op":"Var","args":"n"}]}]}]},{"op":"Zero","args":[]}]},{"op":"Suc","args":{"op":"Zero","args":[]}}]}}</text:span></text:span></text:p>
      <text:p text:style-name="P28"><text:span text:style-name="Source_20_Text"><text:span text:style-name="T23">{"e1":{"op":"App","args":[{"op":"App","args":[{"op":"Lam","args":["f",{"op":"Lam","args":["x",{"op":"App","args":[{"op":"Var","args":"f"},{"op":"Var","args":"x"}]}]}]},{"op":"Lam","args":["x",{"op":"Var","args":"x"}]}]},{"op":"Zero","args":[]}]},"e2":{"op":"Rec","args":[{"op":"Zero","args":[]},"x",{"op":"Suc","args":{"op":"Suc","args":{"op":"Zero","args":[]}}},{"op":"Zero","args":[]}]}}</text:span></text:span></text:p>
      <text:p text:style-name="P28"><text:span text:style-name="Source_20_Text"><text:span text:style-name="T23">{"e1":{"op":"Lam","args":["x",{"op":"Var","args":"x"}]},"e2":{"op":"Lam","args":["y",{"op":"Var","args":"y"}]}}</text:span></text:span></text:p>
      <text:p text:style-name="P28"><text:span text:style-name="Source_20_Text"><text:span text:style-name="T23">{"e1":{"op":"Lam","args":["x",{"op":"Rec","args":[{"op":"Zero","args":[]},"x",{"op":"Suc","args":{"op":"Var","args":"x"}},{"op":"Var","args":"x"}]}]},"e2":{"op":"Lam","args":["y",{"op":"Rec","args":[{"op":"Zero","args":[]},"y",{"op":"Suc","args":{"op":"Var","args":"y"}},{"op":"Var","args":"y"}]}]}}</text:span></text:span></text:p>
      <text:p text:style-name="P28"><text:span text:style-name="Source_20_Text"><text:span text:style-name="T23">{"e1":{"op":"Rec","args":[{"op":"Lam","args":["x",{"op":"Var","args":"x"}]},"x",{"op":"Lam","args":["y",{"op":"App","args":[{"op":"Var","args":"x"},{"op":"App","args":[{"op":"Var","args":"x"},{"op":"Var","args":"y"}]}]}]},{"op":"Suc","args":{"op":"Zero","args":[]}}]},"e2":{"op":"Lam","args":["y",{"op":"App","args":[{"op":"Rec","args":[{"op":"Lam","args":["z",{"op":"Var","args":"z"}]},"x",{"op":"Lam","args":["y",{"op":"App","args":[{"op":"Var","args":"x"},{"op":"App","args":[{"op":"Var","args":"x"},{"op":"Var","args":"y"}]}]}]},{"op":"Zero","args":[]}]},{"op":"App","args":[{"op":"Rec","args":[{"op":"Lam","args":["q",{"op":"Var","args":"q"}]},"x",{"op":"Lam","args":["z",{"op":"App","args":[{"op":"Var","args":"x"},{"op":"App","args":[{"op":"Var","args":"x"},{"op":"Var","args":"z"}]}]}]},{"op":"Zero","args":[]}]},{"op":"Var","args":"y"}]}]}]}}</text:span></text:span></text:p>
      <text:p text:style-name="P28"><text:span text:style-name="Source_20_Text"><text:span text:style-name="T23">{"e1":{"op":"Rec","args":[{"op":"Lam","args":["x",{"op":"Var","args":"x"}]},"x",{"op":"Lam","args":["y",{"op":"App","args":[{"op":"Var","args":"x"},{"op":"App","args":[{"op":"Var","args":"x"},{"op":"Var","args":"y"}]}]}]},{"op":"Zero","args":[]}]},"e2":{"op":"Lam","args":["x",{"op":"Zero","args":[]}]}}</text:span></text:span></text:p>
      <text:p text:style-name="P28"><text:span text:style-name="Source_20_Text"><text:span text:style-name="T23">{"e1":{"op":"Lam","args":["x",{"op":"Rec","args":[{"op":"Var","args":"x"},"y",{"op":"Var","args":"x"},{"op":"Zero","args":[]}]}]},"e2":{"op":"Lam","args":["x",{"op":"Var","args":"x"}]}}</text:span></text:span></text:p>
      <text:p text:style-name="P12"><text:span text:style-name="T14">Melyekre a következő kimetet kell adni:</text:span><text:span text:style-name="T15"><text:line-break/></text:span><text:span text:style-name="Source_20_Text"><text:span text:style-name="T19">YES</text:span></text:span><text:span text:style-name="Source_20_Text"><text:span text:style-name="T20"><text:line-break/></text:span></text:span><text:span text:style-name="Source_20_Text"><text:span text:style-name="T19">YES</text:span></text:span></text:p>
      <text:p text:style-name="P29"><text:span text:style-name="Source_20_Text"><text:span text:style-name="T19">YES</text:span></text:span></text:p>
      <text:p text:style-name="P29"><text:span text:style-name="Source_20_Text"><text:span text:style-name="T19">YES</text:span></text:span></text:p>
      <text:p text:style-name="P29"><text:span text:style-name="Source_20_Text"><text:span text:style-name="T19">YES</text:span></text:span></text:p>
      <text:p text:style-name="P29"><text:span text:style-name="Source_20_Text"><text:span text:style-name="T19">NO</text:span></text:span></text:p>
      <text:p text:style-name="P29"><text:span text:style-name="Source_20_Text"><text:span text:style-name="T19">NO</text:span></text:span></text:p>
      <text:p text:style-name="P30"><text:span text:style-name="Source_20_Text"><text:span text:style-name="T19"/></text:span></text:p>
      <text:p text:style-name="P17">A JSON formátum általánosan:</text:p>
      <text:p text:style-name="P24"><text:span text:style-name="Source_20_Text"><text:span text:style-name="T19">&lt;var&gt; ::= &lt;JSON string&gt;</text:span></text:span></text:p>
      <text:p text:style-name="P24"><text:span text:style-name="Source_20_Text"><text:span text:style-name="T19"/></text:span></text:p>
      <text:p text:style-name="P28"><text:span text:style-name="Source_20_Text"><text:span text:style-name="T19">&lt;exp&gt; ::=</text:span></text:span></text:p>
      <text:p text:style-name="P28"><text:span text:style-name="Source_20_Text"><text:span text:style-name="T25"><text:s text:c="4"/></text:span></text:span><text:span text:style-name="Source_20_Text"><text:span text:style-name="T19">{ "op": "Var", <text:s/>"args": &lt;var&gt; }</text:span></text:span></text:p>
      <text:p text:style-name="P28"><text:span text:style-name="Source_20_Text"><text:span text:style-name="T25"><text:s text:c="2"/></text:span></text:span><text:span text:style-name="Source_20_Text"><text:span text:style-name="T19">| { "op": "App", <text:s/>"args": [&lt;exp&gt;, &lt;exp&gt;] }</text:span></text:span></text:p>
      <text:p text:style-name="P28"><text:span text:style-name="Source_20_Text"><text:span text:style-name="T25"><text:s text:c="2"/></text:span></text:span><text:span text:style-name="Source_20_Text"><text:span text:style-name="T19">| { "op": "Lam", <text:s/>"args": [&lt;var&gt;, &lt;exp&gt;] }</text:span></text:span></text:p>
      <text:p text:style-name="P28"><text:span text:style-name="Source_20_Text"><text:span text:style-name="T25"><text:s text:c="2"/></text:span></text:span><text:span text:style-name="Source_20_Text"><text:span text:style-name="T19">| { "op": "Rec", <text:s/>"args": [&lt;exp&gt;, &lt;var&gt;, &lt;exp&gt;, &lt;exp&gt;] }</text:span></text:span></text:p>
      <text:p text:style-name="P28"><text:span text:style-name="Source_20_Text"><text:span text:style-name="T25"><text:s text:c="2"/></text:span></text:span><text:span text:style-name="Source_20_Text"><text:span text:style-name="T19">| { "op": "Zero" <text:s/>"args": []}</text:span></text:span></text:p>
      <text:p text:style-name="P28"><text:span text:style-name="Source_20_Text"><text:span text:style-name="T25"><text:s text:c="2"/></text:span></text:span><text:span text:style-name="Source_20_Text"><text:span text:style-name="T19">| { "op": "Suc", <text:s/>"args": &lt;exp&gt; }</text:span></text:span></text:p>
      <text:p text:style-name="P27"/>
      <text:p text:style-name="P28"><text:span text:style-name="Source_20_Text"><text:span text:style-name="T19">&lt;input&gt; ::= {"e1": &lt;exp&gt;, "e2" : &lt;exp&gt;}</text:span></text:span></text:p>
      <text:p text:style-name="P28"><text:span text:style-name="Source_20_Text"><text:span text:style-name="T19"/></text:span></text:p>
      <text:h text:style-name="P9" text:outline-level="1"><text:bookmark text:name="implementációs-részletek"/>Implementációs részletek</text:h>
      <text:h text:style-name="P4" text:outline-level="2"><text:bookmark text:name="java"/>Java</text:h>
      <text:p text:style-name="P20"><text:span text:style-name="T14">Java nyelv esetében két lehetőség adott. Az első esetben a beadott megoldás a gyökérben tartalmazhat egy </text:span><text:span text:style-name="Source_20_Text"><text:span text:style-name="T17">Main.java</text:span></text:span><text:span text:style-name="T14"> állományt, ebben kell lennie egy </text:span><text:span text:style-name="Source_20_Text"><text:span text:style-name="T17">Main</text:span></text:span><text:span text:style-name="T14"> osztálynak, ahol a </text:span><text:span text:style-name="Source_20_Text"><text:span text:style-name="T17">main()</text:span></text:span><text:span text:style-name="T14"> metódus elérhető. A Main osztály ne legyen benne semmilyen package-ben. A programnak ilyenkor tehát a következőképpen fordíthatónak kell lennie:</text:span></text:p>
      <text:p text:style-name="P24"><text:span text:style-name="Source_20_Text"><text:span text:style-name="T19">$ javac Main.java</text:span></text:span></text:p>
      <text:p text:style-name="P17">valamint a következőképpen futtathatónak:</text:p>
      <text:p text:style-name="P24"><text:span text:style-name="Source_20_Text"><text:span text:style-name="T19">$ echo '{"con": {"x":"Str"}, "exp": {"op":"Var","args":"x"}, "ty": "Str"}' | java Main</text:span></text:span></text:p>
      <text:p text:style-name="P28"><text:span text:style-name="Source_20_Text"><text:span text:style-name="T19">YES</text:span></text:span></text:p>
      <text:p text:style-name="P28"><text:span text:style-name="Source_20_Text"><text:span text:style-name="T19">$</text:span></text:span></text:p>
      <text:p text:style-name="P20"><text:span text:style-name="T14">Külső programkönyvtárakat </text:span><text:span text:style-name="Source_20_Text"><text:span text:style-name="T17">jar</text:span></text:span><text:span text:style-name="T14"> kiterjesztésű fájlokként ugyanabban a könyvtárban kell megadni, mint ahol a </text:span><text:span text:style-name="Source_20_Text"><text:span text:style-name="T17">Main.java</text:span></text:span><text:span text:style-name="T14"> van.</text:span></text:p>
      <text:p text:style-name="P20"><text:span text:style-name="T14">Feltételezhetjük, hogy a tesztelésnél a JDK 1.7, 1.8 és a Maven 3.1 változata áll rendelkezésre.</text:span></text:p>
      <text:h text:style-name="P5" text:outline-level="2"><text:span text:style-name="Source_20_Text"><text:span text:style-name="T19"/></text:span></text:h>
      <text:p text:style-name="P28"><text:span text:style-name="Source_20_Text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enlo" svg:font-family="Menlo, Monaco, Consolas, 'Courier New', monospace"/>
    <style:font-face style:name="Tahoma1" svg:font-family="Tahoma"/>
    <style:font-face style:name="inherit" svg:font-family="inherit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7S</meta:editing-duration>
    <meta:editing-cycles>3</meta:editing-cycles>
    <meta:generator>LibreOffice/4.3.6.2$Windows_x86 LibreOffice_project/d50a87b2e514536ed401c18000dad4660b6a169e</meta:generator>
    <dc:date>2016-12-06T17:36:51.114000000</dc:date>
    <meta:document-statistic meta:table-count="0" meta:image-count="0" meta:object-count="0" meta:page-count="3" meta:paragraph-count="48" meta:word-count="502" meta:character-count="5200" meta:non-whitespace-character-count="4662"/>
    <meta:user-defined meta:name="Info 1"/>
    <meta:user-defined meta:name="Info 2"/>
    <meta:user-defined meta:name="Info 3"/>
    <meta:user-defined meta:name="Info 4"/>
  </office:meta>
</office:document-meta>
</file>